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SWITCH（S）_S</text:p>
      <text:p text:style-name="Standard">Google网址：http://stackoverflow.com/questions/14219156/how-to-fix-switch-and-case-macros-for-string-in-order-to-avoid-defining-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kaedu </meta:initial-creator>
    <meta:creation-date>2013-08-10T10:49:07</meta:creation-date>
    <meta:document-statistic meta:table-count="0" meta:image-count="0" meta:object-count="0" meta:page-count="1" meta:paragraph-count="2" meta:word-count="8" meta:character-count="145"/>
    <dc:date>2013-08-10T10:54:11</dc:date>
    <dc:creator>akaedu </dc:creator>
    <meta:editing-duration>PT00H05M05S</meta:editing-duration>
    <meta:editing-cycles>1</meta:editing-cycles>
    <meta:generator>OpenOffice.org/3.2$Linux OpenOffice.org_project/320m12$Build-9483</meta:generator>
  </office:meta>
</office:document-meta>
</file>